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1.335cm" fo:min-width="6.485cm" draw:shadow="visible" draw:shadow-offset-x="-0.212cm" draw:shadow-offset-y="0.212cm" draw:shadow-opacity="50%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5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0.122cm" fo:min-width="1.588cm" draw:shadow="hidden" draw:shadow-offset-x="-0.203cm" draw:shadow-offset-y="0.203cm" draw:shadow-opacity="50%"/>
    </style:style>
    <style:style style:name="gr6" style:family="graphic" style:parent-style-name="standard">
      <style:graphic-properties draw:fill="solid" draw:fill-color="#85c0f9" draw:textarea-horizontal-align="justify" draw:textarea-vertical-align="middle" draw:auto-grow-height="false" fo:min-height="1.526cm" fo:min-width="6.8cm"/>
    </style:style>
    <style:style style:name="gr7" style:family="graphic" style:parent-style-name="standard">
      <style:graphic-properties draw:stroke="none" svg:stroke-color="#000000" draw:fill="none" draw:fill-color="#ffffff" fo:min-height="0.78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4.412cm" fo:min-width="7.5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6.816cm" fo:min-width="9.942cm" fo:padding-top="0.151cm" fo:padding-bottom="0.151cm" fo:padding-left="0.276cm" fo:padding-right="0.276cm" draw:shadow-opacity="0%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5" style:family="graphic" style:parent-style-name="standard">
      <style:graphic-properties draw:fill="solid" draw:fill-color="#85c0f9" draw:textarea-horizontal-align="justify" draw:textarea-vertical-align="middle" draw:auto-grow-height="false" fo:min-height="0.94cm" fo:min-width="6.8cm"/>
    </style:style>
    <style:style style:name="gr16" style:family="graphic" style:parent-style-name="standard">
      <style:graphic-properties draw:fill="solid" draw:fill-color="#85c0f9" draw:textarea-horizontal-align="justify" draw:textarea-vertical-align="middle" draw:auto-grow-height="false" fo:min-height="0.847cm" fo:min-width="9.532cm"/>
    </style:style>
    <style:style style:name="gr17" style:family="graphic" style:parent-style-name="standard">
      <style:graphic-properties draw:fill="solid" draw:fill-color="#85c0f9" draw:textarea-horizontal-align="justify" draw:textarea-vertical-align="middle" draw:auto-grow-height="false" fo:min-height="0.94cm" fo:min-width="9.532cm"/>
    </style:style>
    <style:style style:name="gr18" style:family="graphic" style:parent-style-name="standard">
      <style:graphic-properties draw:fill="solid" draw:fill-color="#85c0f9" draw:textarea-horizontal-align="justify" draw:textarea-vertical-align="middle" draw:auto-grow-height="false" fo:min-height="0.94cm" fo:min-width="7.978cm"/>
    </style:style>
    <style:style style:name="gr19" style:family="graphic" style:parent-style-name="standard">
      <style:graphic-properties draw:fill="solid" draw:fill-color="#85c0f9" draw:textarea-horizontal-align="justify" draw:textarea-vertical-align="middle" draw:auto-grow-height="false" fo:min-height="1.288cm" fo:min-width="6.795cm"/>
    </style:style>
    <style:style style:name="gr20" style:family="graphic" style:parent-style-name="standard">
      <style:graphic-properties draw:fill="solid" draw:fill-color="#85c0f9" draw:textarea-horizontal-align="justify" draw:textarea-vertical-align="middle" draw:auto-grow-height="false" fo:min-height="1.356cm" fo:min-width="4.662cm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5793a"/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solid" draw:fill-color="#f5793a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85c0f9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1cm" svg:height="0.962cm" svg:x="0.292cm" svg:y="0.197cm">
          <draw:text-box>
            <text:p><text:span text:style-name="T1">SecurityFilterChain</text:span></text:p>
          </draw:text-box>
        </draw:frame>
        <draw:custom-shape draw:style-name="gr2" draw:text-style-name="P3" draw:layer="layout" svg:width="6.985cm" svg:height="1.585cm" svg:x="1.252cm" svg:y="3.429cm">
          <text:p text:style-name="P2"><text:span text:style-name="T2">AbstractAuthentication</text:span><text:span text:style-name="T2"><text:line-break/></text:span><text:span text:style-name="T2">ProcessingFilt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27cm" svg:y1="2.329cm" svg:x2="4.727cm" svg:y2="3.472cm" svg:d="M4727 2329v1143" svg:viewBox="0 0 1 1144">
          <text:p/>
        </draw:connector>
        <draw:custom-shape draw:style-name="gr4" draw:text-style-name="P5" draw:layer="layout" svg:width="8.1cm" svg:height="6.187cm" svg:x="0.627cm" svg:y="1.1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77cm" svg:y="1.3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77cm" svg:y="1.9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77cm" svg:y="6.1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77cm" svg:y="6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27cm" svg:y1="5.03cm" svg:x2="4.727cm" svg:y2="6.173cm" svg:d="M4727 5030v1143" svg:viewBox="0 0 1 1144">
          <text:p/>
        </draw:connector>
        <draw:custom-shape draw:style-name="gr6" draw:text-style-name="P7" draw:layer="layout" svg:width="7.3cm" svg:height="1.776cm" svg:x="11.592cm" svg:y="3.84cm">
          <text:p text:style-name="P2"><text:span text:style-name="T1">AuthenticationManager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296cm" svg:height="1.031cm" svg:x="10.033cm" svg:y="5.9cm">
          <draw:text-box>
            <text:p><text:span text:style-name="T1">Authenticated?</text:span></text:p>
          </draw:text-box>
        </draw:frame>
        <draw:custom-shape draw:style-name="gr8" draw:text-style-name="P4" draw:layer="layout" svg:width="1.143cm" svg:height="1.143cm" svg:x="14.639cm" svg:y="7.0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8.1cm" svg:height="4.714cm" svg:x="0.627cm" svg:y="9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0.494cm" svg:height="7.118cm" svg:x="9.933cm" svg:y="9.9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4.605cm" svg:y1="7.62cm" svg:x2="4.699cm" svg:y2="7.62cm">
          <text:p/>
        </draw:line>
        <draw:line draw:style-name="gr12" draw:text-style-name="P4" draw:layer="layout" svg:x1="4.699cm" svg:y1="7.62cm" svg:x2="4.7cm" svg:y2="10cm">
          <text:p/>
        </draw:line>
        <draw:line draw:style-name="gr12" draw:text-style-name="P4" draw:layer="layout" svg:x1="15.21cm" svg:y1="8.255cm" svg:x2="15.21cm" svg:y2="10.033cm">
          <text:p/>
        </draw:line>
        <draw:frame draw:style-name="gr13" draw:text-style-name="P1" draw:layer="layout" svg:width="2.585cm" svg:height="0.962cm" svg:x="1.575cm" svg:y="8.282cm">
          <draw:text-box>
            <text:p><text:span text:style-name="T1">Failure</text:span></text:p>
          </draw:text-box>
        </draw:frame>
        <draw:frame draw:style-name="gr14" draw:text-style-name="P1" draw:layer="layout" svg:width="3.072cm" svg:height="0.962cm" svg:x="11.755cm" svg:y="8.285cm">
          <draw:text-box>
            <text:p><text:span text:style-name="T1">Success</text:span></text:p>
          </draw:text-box>
        </draw:frame>
        <draw:custom-shape draw:style-name="gr15" draw:text-style-name="P7" draw:layer="layout" svg:width="7.3cm" svg:height="1.19cm" svg:x="11.592cm" svg:y="11.54cm">
          <text:p text:style-name="P2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0.032cm" svg:height="1.097cm" svg:x="10.16cm" svg:y="15.54cm">
          <text:p text:style-name="P2"><text:span text:style-name="T1">AuthenticationSuccessHand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7.3cm" svg:height="1.19cm" svg:x="11.592cm" svg:y="12.94cm">
          <text:p text:style-name="P2"><text:span text:style-name="T1">RememberMeServices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0.032cm" svg:height="1.19cm" svg:x="10.16cm" svg:y="10.14cm">
          <text:p text:style-name="P2"><text:span text:style-name="T1">SessionAuthenticationStrategy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763cm" svg:y1="4.318cm" svg:x2="10.16cm" svg:y2="4.318cm">
          <text:p/>
        </draw:line>
        <draw:line draw:style-name="gr11" draw:text-style-name="P4" draw:layer="layout" svg:x1="10.16cm" svg:y1="4.291cm" svg:x2="10.16cm" svg:y2="0.381cm">
          <text:p/>
        </draw:line>
        <draw:line draw:style-name="gr12" draw:text-style-name="P4" draw:layer="layout" svg:x1="15.24cm" svg:y1="0.381cm" svg:x2="15.24cm" svg:y2="3.81cm">
          <text:p/>
        </draw:line>
        <draw:custom-shape draw:style-name="gr18" draw:text-style-name="P7" draw:layer="layout" svg:width="8.478cm" svg:height="1.19cm" svg:x="11.014cm" svg:y="14.24cm">
          <text:p text:style-name="P2"><text:span text:style-name="T1">ApplicationEventPublish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7.3cm" svg:height="1.19cm" svg:x="0.992cm" svg:y="10.24cm">
          <text:p text:style-name="P2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7.3cm" svg:height="1.19cm" svg:x="0.992cm" svg:y="11.54cm">
          <text:p text:style-name="P2"><text:span text:style-name="T1">RememberMeServices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7.295cm" svg:height="1.538cm" svg:x="0.96cm" svg:y="12.94cm">
          <text:p text:style-name="P2"><text:span text:style-name="T1">Authentication</text:span></text:p>
          <text:p text:style-name="P2"><text:span text:style-name="T1">FailureHandler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187cm" svg:y1="0.381cm" svg:x2="15.24cm" svg:y2="0.381cm">
          <text:p/>
        </draw:line>
        <draw:custom-shape draw:style-name="gr20" draw:text-style-name="P7" draw:layer="layout" svg:width="5.334cm" svg:height="1.778cm" svg:x="12.573cm" svg:y="0.762cm">
          <text:p text:style-name="P2"><text:span text:style-name="T1">Authent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0.635cm" svg:height="0.635cm" svg:x="11.672cm" svg:y="1.256cm">
          <text:p text:style-name="P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15.24cm" svg:y1="5.588cm" svg:x2="15.24cm" svg:y2="7.112cm">
          <text:p/>
        </draw:line>
        <draw:custom-shape draw:style-name="gr21" draw:text-style-name="P8" draw:layer="layout" svg:width="0.635cm" svg:height="0.635cm" svg:x="14.372cm" svg:y="2.756cm">
          <text:p text:style-name="P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635cm" svg:height="0.635cm" svg:x="4.372cm" svg:y="8.456cm"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635cm" svg:height="0.635cm" svg:x="14.872cm" svg:y="8.456cm">
          <text:p text:style-name="P2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19T21:10:36.895164576</dc:date>
    <meta:editing-duration>P7DT5H58M8S</meta:editing-duration>
    <meta:editing-cycles>35</meta:editing-cycles>
    <meta:generator>LibreOffice/6.0.7.3$Linux_X86_64 LibreOffice_project/00m0$Build-3</meta:generator>
    <meta:document-statistic meta:object-count="37"/>
  </office:meta>
</office:document-meta>
</file>